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3" style:parent-style-name="DefaultParagraphFont" style:family="text">
      <style:text-properties fo:font-size="15pt" style:font-size-asian="15pt" style:font-size-complex="15pt"/>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list-style-name="LFO1" style:family="paragraph"/>
    <style:style style:name="P12" style:parent-style-name="Standard" style:family="paragraph">
      <style:paragraph-properties fo:margin-left="1.2395in">
        <style:tab-stops/>
      </style:paragraph-properties>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style:style>
    <style:style style:name="P15" style:parent-style-name="ListBullet" style:list-style-name="LFO3" style:family="paragraph">
      <style:text-properties fo:font-weight="bold" style:font-weight-asian="bold" style:font-weight-complex="bold"/>
    </style:style>
    <style:style style:name="P16" style:parent-style-name="Standard" style:family="paragraph">
      <style:paragraph-properties fo:margin-left="0.7458in">
        <style:tab-stops/>
      </style:paragraph-properties>
    </style:style>
    <style:style style:name="P17" style:parent-style-name="Standard" style:family="paragraph">
      <style:paragraph-properties fo:margin-left="0.7458in">
        <style:tab-stops/>
      </style:paragraph-properties>
    </style:style>
    <style:style style:name="P18" style:parent-style-name="ListBullet" style:list-style-name="LFO2" style:family="paragraph">
      <style:paragraph-properties fo:margin-left="0.7423in">
        <style:tab-stops>
          <style:tab-stop style:type="left" style:position="0in"/>
        </style:tab-stops>
      </style:paragraph-properties>
      <style:text-properties fo:font-weight="bold" style:font-weight-asian="bold" style:font-weight-complex="bold"/>
    </style:style>
    <style:style style:name="P19" style:parent-style-name="Standard" style:family="paragraph">
      <style:paragraph-properties fo:margin-left="0.9958in">
        <style:tab-stops/>
      </style:paragraph-properties>
    </style:style>
    <style:style style:name="P20" style:parent-style-name="Standard" style:family="paragraph">
      <style:paragraph-properties fo:margin-left="0.2534in" fo:text-indent="0.4923in">
        <style:tab-stops/>
      </style:paragraph-properties>
    </style:style>
    <style:style style:name="P2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ableColumn26" style:family="table-column">
      <style:table-column-properties style:column-width="1.5312in" style:use-optimal-column-width="false"/>
    </style:style>
    <style:style style:name="TableColumn27" style:family="table-column">
      <style:table-column-properties style:column-width="3.4881in" style:use-optimal-column-width="false"/>
    </style:style>
    <style:style style:name="TableColumn28" style:family="table-column">
      <style:table-column-properties style:column-width="1.6784in" style:use-optimal-column-width="false"/>
    </style:style>
    <style:style style:name="Table25" style:family="table">
      <style:table-properties style:width="6.6979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Standard" style:family="paragraph">
      <style:paragraph-properties fo:margin-left="0.9847in" fo:text-indent="0.4923in">
        <style:tab-stops/>
      </style:paragraph-properties>
    </style:style>
    <style:style style:name="T42" style:parent-style-name="DefaultParagraphFont" style:family="text">
      <style:text-properties style:text-underline-type="single" style:text-underline-style="solid" style:text-underline-width="auto" style:text-underline-mode="continuous"/>
    </style:style>
    <style:style style:name="TableColumn44" style:family="table-column">
      <style:table-column-properties style:column-width="1.5312in" style:use-optimal-column-width="false"/>
    </style:style>
    <style:style style:name="TableColumn45" style:family="table-column">
      <style:table-column-properties style:column-width="3.4881in" style:use-optimal-column-width="false"/>
    </style:style>
    <style:style style:name="TableColumn46" style:family="table-column">
      <style:table-column-properties style:column-width="1.6784in" style:use-optimal-column-width="false"/>
    </style:style>
    <style:style style:name="Table43" style:family="table">
      <style:table-properties style:width="6.6979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ableColumn65" style:family="table-column">
      <style:table-column-properties style:column-width="1.6875in" style:use-optimal-column-width="false"/>
    </style:style>
    <style:style style:name="TableColumn66" style:family="table-column">
      <style:table-column-properties style:column-width="1.659in" style:use-optimal-column-width="false"/>
    </style:style>
    <style:style style:name="TableColumn67" style:family="table-column">
      <style:table-column-properties style:column-width="1.6729in" style:use-optimal-column-width="false"/>
    </style:style>
    <style:style style:name="TableColumn68" style:family="table-column">
      <style:table-column-properties style:column-width="1.6784in" style:use-optimal-column-width="false"/>
    </style:style>
    <style:style style:name="Table64" style:family="table">
      <style:table-properties style:width="6.6979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right="0.875in"/>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78" style:family="table-column">
      <style:table-column-properties style:column-width="0.8055in" style:use-optimal-column-width="false"/>
    </style:style>
    <style:style style:name="TableColumn79" style:family="table-column">
      <style:table-column-properties style:column-width="0.8055in" style:use-optimal-column-width="false"/>
    </style:style>
    <style:style style:name="Table77" style:family="table">
      <style:table-properties style:width="1.6111in" fo:margin-left="0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0.0034in solid #000000" style:writing-mode="lr-tb" fo:padding-top="0.0381in" fo:padding-left="0.0381in" fo:padding-bottom="0.0381in" fo:padding-right="0.0381in"/>
    </style:style>
    <style:style style:name="TableColumn84" style:family="table-column">
      <style:table-column-properties style:column-width="0.7298in" style:use-optimal-column-width="false"/>
    </style:style>
    <style:style style:name="Table83" style:family="table">
      <style:table-properties style:width="0.7298in" fo:margin-left="0in" table:align="left"/>
    </style:style>
    <style:style style:name="TableRow85" style:family="table-row">
      <style:table-row-properties style:use-optimal-row-height="false"/>
    </style:style>
    <style:style style:name="TableCell86" style:family="table-cell">
      <style:table-cell-properties fo:border="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93" style:family="table-column">
      <style:table-column-properties style:column-width="1.5826in" style:use-optimal-column-width="false"/>
    </style:style>
    <style:style style:name="Table92" style:family="table">
      <style:table-properties style:width="1.5826in" fo:margin-left="0in" table:align="left"/>
    </style:style>
    <style:style style:name="TableRow94" style:family="table-row">
      <style:table-row-properties style:use-optimal-row-height="false"/>
    </style:style>
    <style:style style:name="TableCell95" style:family="table-cell">
      <style:table-cell-properties fo:border="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02" style:family="table-column">
      <style:table-column-properties style:column-width="1.5965in" style:use-optimal-column-width="false"/>
    </style:style>
    <style:style style:name="Table101" style:family="table">
      <style:table-properties style:width="1.5965in" fo:margin-left="0in" table:align="left"/>
    </style:style>
    <style:style style:name="TableRow103" style:family="table-row">
      <style:table-row-properties style:use-optimal-row-height="false"/>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Standard" style:family="paragraph">
      <style:text-properties fo:font-weight="bold" style:font-weight-asian="bold" style:font-weight-complex="bold"/>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12" style:family="table-column">
      <style:table-column-properties style:column-width="1.602in" style:use-optimal-column-width="false"/>
    </style:style>
    <style:style style:name="Table111" style:family="table">
      <style:table-properties style:width="1.602in" fo:margin-left="0in" table:align="left"/>
    </style:style>
    <style:style style:name="TableRow113" style:family="table-row">
      <style:table-row-properties style:use-optimal-row-height="false"/>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Standard" style:family="paragraph">
      <style:text-properties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23" style:family="table-column">
      <style:table-column-properties style:column-width="0.8055in" style:use-optimal-column-width="false"/>
    </style:style>
    <style:style style:name="TableColumn124" style:family="table-column">
      <style:table-column-properties style:column-width="0.8055in" style:use-optimal-column-width="false"/>
    </style:style>
    <style:style style:name="Table122" style:family="table">
      <style:table-properties style:width="1.6111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0.0034in solid #000000" style:writing-mode="lr-tb" fo:padding-top="0.0381in" fo:padding-left="0.0381in" fo:padding-bottom="0.0381in" fo:padding-right="0.0381in"/>
    </style:style>
    <style:style style:name="TableColumn129" style:family="table-column">
      <style:table-column-properties style:column-width="0.7298in" style:use-optimal-column-width="false"/>
    </style:style>
    <style:style style:name="Table128" style:family="table">
      <style:table-properties style:width="0.7298in" fo:margin-left="0in" table:align="left"/>
    </style:style>
    <style:style style:name="TableRow130" style:family="table-row">
      <style:table-row-properties style:use-optimal-row-height="false"/>
    </style:style>
    <style:style style:name="TableCell131" style:family="table-cell">
      <style:table-cell-properties fo:border="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38" style:family="table-column">
      <style:table-column-properties style:column-width="1.5826in" style:use-optimal-column-width="false"/>
    </style:style>
    <style:style style:name="Table137" style:family="table">
      <style:table-properties style:width="1.5826in" fo:margin-left="0in" table:align="left"/>
    </style:style>
    <style:style style:name="TableRow139" style:family="table-row">
      <style:table-row-properties style:use-optimal-row-height="false"/>
    </style:style>
    <style:style style:name="TableCell140" style:family="table-cell">
      <style:table-cell-properties fo:border="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47" style:family="table-column">
      <style:table-column-properties style:column-width="1.5965in" style:use-optimal-column-width="false"/>
    </style:style>
    <style:style style:name="Table146" style:family="table">
      <style:table-properties style:width="1.5965in" fo:margin-left="0in" table:align="left"/>
    </style:style>
    <style:style style:name="TableRow148" style:family="table-row">
      <style:table-row-properties style:use-optimal-row-height="false"/>
    </style:style>
    <style:style style:name="TableCell149" style:family="table-cell">
      <style:table-cell-properties fo:border="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56" style:family="table-column">
      <style:table-column-properties style:column-width="1.602in" style:use-optimal-column-width="false"/>
    </style:style>
    <style:style style:name="Table155" style:family="table">
      <style:table-properties style:width="1.602in" fo:margin-left="0in" table:align="left"/>
    </style:style>
    <style:style style:name="TableRow157" style:family="table-row">
      <style:table-row-properties style:use-optimal-row-height="false"/>
    </style:style>
    <style:style style:name="TableCell158" style:family="table-cell">
      <style:table-cell-properties fo:border="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66" style:family="table-column">
      <style:table-column-properties style:column-width="0.8055in" style:use-optimal-column-width="false"/>
    </style:style>
    <style:style style:name="TableColumn167" style:family="table-column">
      <style:table-column-properties style:column-width="0.8055in" style:use-optimal-column-width="false"/>
    </style:style>
    <style:style style:name="Table165" style:family="table">
      <style:table-properties style:width="1.6111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0.0034in solid #000000" style:writing-mode="lr-tb" fo:padding-top="0.0381in" fo:padding-left="0.0381in" fo:padding-bottom="0.0381in" fo:padding-right="0.0381in"/>
    </style:style>
    <style:style style:name="TableColumn172" style:family="table-column">
      <style:table-column-properties style:column-width="0.7298in" style:use-optimal-column-width="false"/>
    </style:style>
    <style:style style:name="Table171" style:family="table">
      <style:table-properties style:width="0.7298in" fo:margin-left="0in" table:align="left"/>
    </style:style>
    <style:style style:name="TableRow173" style:family="table-row">
      <style:table-row-properties style:use-optimal-row-height="false"/>
    </style:style>
    <style:style style:name="TableCell174" style:family="table-cell">
      <style:table-cell-properties fo:border="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81" style:family="table-column">
      <style:table-column-properties style:column-width="1.5826in" style:use-optimal-column-width="false"/>
    </style:style>
    <style:style style:name="Table180" style:family="table">
      <style:table-properties style:width="1.5826in" fo:margin-left="0in" table:align="left"/>
    </style:style>
    <style:style style:name="TableRow182" style:family="table-row">
      <style:table-row-properties style:use-optimal-row-height="false"/>
    </style:style>
    <style:style style:name="TableCell183" style:family="table-cell">
      <style:table-cell-properties fo:border="0.0034in solid #000000" style:writing-mode="lr-tb" fo:padding-top="0.0381in" fo:padding-left="0.0381in" fo:padding-bottom="0.0381in" fo:padding-right="0.0381in"/>
    </style:style>
    <style:style style:name="T184" style:parent-style-name="DefaultParagraphFont" style:family="text">
      <style:text-properties fo:font-weight="bold" style:font-weight-asian="bold" style:font-weight-complex="bold"/>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Standard" style:family="paragraph">
      <style:text-properties fo:font-weight="bold" style:font-weight-asian="bold" style:font-weight-complex="bold"/>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Standard" style:family="paragraph">
      <style:text-properties fo:font-weight="bold" style:font-weight-asian="bold" style:font-weight-complex="bold"/>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olumn193" style:family="table-column">
      <style:table-column-properties style:column-width="1.5965in" style:use-optimal-column-width="false"/>
    </style:style>
    <style:style style:name="Table192" style:family="table">
      <style:table-properties style:width="1.5965in" fo:margin-left="0in" table:align="left"/>
    </style:style>
    <style:style style:name="TableRow194" style:family="table-row">
      <style:table-row-properties style:use-optimal-row-height="false"/>
    </style:style>
    <style:style style:name="TableCell195" style:family="table-cell">
      <style:table-cell-properties fo:border="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02" style:family="table-column">
      <style:table-column-properties style:column-width="1.602in" style:use-optimal-column-width="false"/>
    </style:style>
    <style:style style:name="Table201" style:family="table">
      <style:table-properties style:width="1.602in" fo:margin-left="0in" table:align="left"/>
    </style:style>
    <style:style style:name="TableRow203" style:family="table-row">
      <style:table-row-properties style:use-optimal-row-height="false"/>
    </style:style>
    <style:style style:name="TableCell204" style:family="table-cell">
      <style:table-cell-properties fo:border="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09" style:parent-style-name="DefaultParagraphFont" style:family="text">
      <style:text-properties style:text-underline-type="single" style:text-underline-style="solid" style:text-underline-width="auto" style:text-underline-mode="continuous"/>
    </style:style>
    <style:style style:name="T210"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text:span text:style-name="T2">Problem:<text:s/></text:span><text:span text:style-name="T3"><text:s/>Intrusion Detection System using Machine Learning</text:span></text:p>
      <text:p text:style-name="Standard"/>
      <text:p text:style-name="P4"/>
      <text:p text:style-name="Standard"/>
      <text:p text:style-name="Standard"><text:span text:style-name="T5">Dataset Used:</text:span><text:s/>CICIDS 2017</text:p>
      <text:p text:style-name="Standard"/>
      <text:p text:style-name="Standard"><text:span text:style-name="T6">Classes:<text:s/></text:span><text:s/>14+1</text:p>
      <text:p text:style-name="P7"/>
      <text:p text:style-name="P8">Steps:</text:p>
      <text:p text:style-name="Standard"><text:tab/>Data Cleansing</text:p>
      <text:p text:style-name="Standard"><text:tab/>Feature selection</text:p>
      <text:p text:style-name="Standard"><text:tab/>Creation of train test/split</text:p>
      <text:p text:style-name="Standard"><text:tab/>Implementation of ML algorithms</text:p>
      <text:p text:style-name="Standard"><text:tab/>Evaluation of results</text:p>
      <text:p text:style-name="Standard"/>
      <text:p text:style-name="P9">Data Cleansing:</text:p>
      <text:p text:style-name="Standard"><text:tab/>In this step any redundant data was removed. Infinite or missing values were replaced by 0. Data types were changed to float from object. Columns containing IP addresses were dropped as they do not serve the purpose.</text:p>
      <text:p text:style-name="Standard"/>
      <text:p text:style-name="P10">Feature Selection:</text:p>
      <text:p text:style-name="Standard"><text:s/><text:tab/>We followed the following approache<text:s/>for feature selection</text:p>
      <text:list text:style-name="LFO1" text:continue-numbering="true">
        <text:list-item>
          <text:p text:style-name="P11">16 Features extracted by using Random Forest Regressor algorithm</text:p>
        </text:list-item>
      </text:list>
      <text:p text:style-name="P12"/>
      <text:p text:style-name="P13">Train/Test Split:</text:p>
      <text:p text:style-name="P14"><text:tab/></text:p>
      <text:list text:style-name="LFO3" text:continue-numbering="true">
        <text:list-item>
          <text:p text:style-name="P15">By Using K-Fold Cross Validation:</text:p>
        </text:list-item>
      </text:list>
      <text:p text:style-name="P16"/>
      <text:p text:style-name="P17"/>
      <text:list text:style-name="LFO2" text:continue-numbering="true">
        <text:list-item>
          <text:p text:style-name="P18">By Using Train Test split</text:p>
        </text:list-item>
      </text:list>
      <text:p text:style-name="P19"/>
      <text:p text:style-name="P20">Dataset was split into train test set in ratio of 80/20</text:p>
      <text:p text:style-name="P21"/>
      <text:p text:style-name="P22">Implementation of ML algorithms:</text:p>
      <text:p text:style-name="Standard"><text:tab/>K- Nearest neighbor, <text:s/>Gaussian Naive Bayes and Bernoulli Naive Bayes were implemented on data.</text:p>
      <text:p text:style-name="Standard"/>
      <text:p text:style-name="P23">Results:</text:p>
      <text:p text:style-name="Standard"><text:tab/></text:p>
      <text:p text:style-name="Standard"><text:tab/>a) First we implemented the 3 algorithms mentioned above on dataset considering the problem to be two class classification. Using 16 features we get best accuracy of 98.49% using KNN algorithm. Gaussian Naive Bayes give an accuracy of 24.45% and Bernoulli Naive Bayes give an accuracy of 79.76%.</text:p>
      <text:p text:style-name="Standard"/>
      <text:p text:style-name="Standard"><text:span text:style-name="T24">Note:</text:span><text:s/>Considering attack types to be positive classes as they are the desired prediction and benign to be negative.</text:p>
      <text:p text:style-name="Standard"/>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TableContents"/>
          </table:table-cell>
          <table:table-cell table:style-name="TableCell31">
            <text:p text:style-name="TableContents">Actual Attack</text:p>
          </table:table-cell>
          <table:table-cell table:style-name="TableCell32">
            <text:p text:style-name="TableContents"><text:s/>Actual Benign</text:p>
          </table:table-cell>
        </table:table-row>
        <table:table-row table:style-name="TableRow33">
          <table:table-cell table:style-name="TableCell34">
            <text:p text:style-name="TableContents">Predicted Attack</text:p>
          </table:table-cell>
          <table:table-cell table:style-name="TableCell35">
            <text:p text:style-name="Standard">109241 (TP)</text:p>
          </table:table-cell>
          <table:table-cell table:style-name="TableCell36">
            <text:p text:style-name="Standard">6550 (FP)</text:p>
          </table:table-cell>
        </table:table-row>
        <table:table-row table:style-name="TableRow37">
          <table:table-cell table:style-name="TableCell38">
            <text:p text:style-name="TableContents">PredictedBenign</text:p>
          </table:table-cell>
          <table:table-cell table:style-name="TableCell39">
            <text:p text:style-name="Standard">2142<text:s/>(FN)</text:p>
          </table:table-cell>
          <table:table-cell table:style-name="TableCell40">
            <text:p text:style-name="Standard">447944 (TN)</text:p>
          </table:table-cell>
        </table:table-row>
      </table:table>
      <text:p text:style-name="P41"><text:span text:style-name="T42">Fig 1. Results of 16 features in 2 class classification</text:span></text:p>
      <text:p text:style-name="Standard"/>
      <text:p text:style-name="Standard"/>
      <text:p text:style-name="Standard">Next all the three algorithms were applied on data treating the problem as multi class classification problem. Same 16 features were used as mentioned previously. Accuracy<text:s/>for KNN was 97.47%. For Gaussian Naive Bayes accuracy was 20.77% and for Bernoulli Naive Bayes accuracy was 73.963%</text:p>
      <text:p text:style-name="Standard"/>
      <text:p text:style-name="Standard"/>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TableContents"/>
          </table:table-cell>
          <table:table-cell table:style-name="TableCell49">
            <text:p text:style-name="TableContents">Actual Attack</text:p>
          </table:table-cell>
          <table:table-cell table:style-name="TableCell50">
            <text:p text:style-name="TableContents">Actual Benign</text:p>
          </table:table-cell>
        </table:table-row>
        <table:table-row table:style-name="TableRow51">
          <table:table-cell table:style-name="TableCell52">
            <text:p text:style-name="TableContents">Predicted Attack</text:p>
          </table:table-cell>
          <table:table-cell table:style-name="TableCell53">
            <text:p text:style-name="Standard">106644</text:p>
          </table:table-cell>
          <table:table-cell table:style-name="TableCell54">
            <text:p text:style-name="Standard">3786</text:p>
          </table:table-cell>
        </table:table-row>
        <table:table-row table:style-name="TableRow55">
          <table:table-cell table:style-name="TableCell56">
            <text:p text:style-name="TableContents">Predicted Benign</text:p>
          </table:table-cell>
          <table:table-cell table:style-name="TableCell57">
            <text:p text:style-name="Standard">5575</text:p>
          </table:table-cell>
          <table:table-cell table:style-name="TableCell58">
            <text:p text:style-name="Standard">450872</text:p>
          </table:table-cell>
        </table:table-row>
      </table:table>
      <text:p text:style-name="Standard"/>
      <text:p text:style-name="Standard"><text:span text:style-name="T59"><text:tab/></text:span><text:span text:style-name="T60"><text:tab/></text:span><text:span text:style-name="T61"><text:tab/></text:span><text:span text:style-name="T62">Fig 2. Results of 16 features in</text:span><text:span text:style-name="T63"><text:s/>n-class classification</text:span></text:p>
      <text:p text:style-name="Standard"/>
      <text:p text:style-name="Standard"/>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Algorithm</text:p>
          </table:table-cell>
          <table:table-cell table:style-name="TableCell72">
            <text:p text:style-name="TableContents">KNN</text:p>
          </table:table-cell>
          <table:table-cell table:style-name="TableCell73">
            <text:p text:style-name="TableContents">Gaussian</text:p>
          </table:table-cell>
          <table:table-cell table:style-name="TableCell74">
            <text:p text:style-name="TableContents">Bernoulli</text:p>
          </table:table-cell>
        </table:table-row>
        <table:table-row table:style-name="TableRow75">
          <table:table-cell table:style-name="TableCell76">
            <table:table table:style-name="Table77">
              <table:table-columns>
                <table:table-column table:style-name="TableColumn78"/>
                <table:table-column table:style-name="TableColumn79"/>
              </table:table-columns>
              <table:table-row table:style-name="TableRow80">
                <table:table-cell table:style-name="TableCell81">
                  <text:p text:style-name="TableContents">2 Class</text:p>
                </table:table-cell>
                <table:table-cell table:style-name="TableCell82">
                  <table:table table:style-name="Table83">
                    <table:table-columns>
                      <table:table-column table:style-name="TableColumn84"/>
                    </table:table-columns>
                    <table:table-row table:style-name="TableRow85">
                      <table:table-cell table:style-name="TableCell86">
                        <text:p text:style-name="TableContents">Accuracy</text:p>
                      </table:table-cell>
                    </table:table-row>
                    <table:table-row table:style-name="TableRow87">
                      <table:table-cell table:style-name="TableCell88">
                        <text:p text:style-name="TableContents">Precision</text:p>
                      </table:table-cell>
                    </table:table-row>
                    <table:table-row table:style-name="TableRow89">
                      <table:table-cell table:style-name="TableCell90">
                        <text:p text:style-name="TableContents">Recall</text:p>
                      </table:table-cell>
                    </table:table-row>
                  </table:table>
                  <text:p text:style-name="TableContents"/>
                </table:table-cell>
              </table:table-row>
            </table:table>
            <text:p text:style-name="TableContents"/>
          </table:table-cell>
          <table:table-cell table:style-name="TableCell91">
            <table:table table:style-name="Table92">
              <table:table-columns>
                <table:table-column table:style-name="TableColumn93"/>
              </table:table-columns>
              <table:table-row table:style-name="TableRow94">
                <table:table-cell table:style-name="TableCell95">
                  <text:p text:style-name="Standard">98.49</text:p>
                </table:table-cell>
              </table:table-row>
              <table:table-row table:style-name="TableRow96">
                <table:table-cell table:style-name="TableCell97">
                  <text:p text:style-name="Standard">94.34</text:p>
                </table:table-cell>
              </table:table-row>
              <table:table-row table:style-name="TableRow98">
                <table:table-cell table:style-name="TableCell99">
                  <text:p text:style-name="Standard">98.07</text:p>
                </table:table-cell>
              </table:table-row>
            </table:table>
            <text:p text:style-name="TableContents"/>
          </table:table-cell>
          <table:table-cell table:style-name="TableCell100">
            <table:table table:style-name="Table101">
              <table:table-columns>
                <table:table-column table:style-name="TableColumn102"/>
              </table:table-columns>
              <table:table-row table:style-name="TableRow103">
                <table:table-cell table:style-name="TableCell104">
                  <text:p text:style-name="P105">24.45</text:p>
                </table:table-cell>
              </table:table-row>
              <table:table-row table:style-name="TableRow106">
                <table:table-cell table:style-name="TableCell107">
                  <text:p text:style-name="TableContents"/>
                </table:table-cell>
              </table:table-row>
              <table:table-row table:style-name="TableRow108">
                <table:table-cell table:style-name="TableCell109">
                  <text:p text:style-name="TableContents"/>
                </table:table-cell>
              </table:table-row>
            </table:table>
            <text:p text:style-name="TableContents"/>
          </table:table-cell>
          <table:table-cell table:style-name="TableCell110">
            <table:table table:style-name="Table111">
              <table:table-columns>
                <table:table-column table:style-name="TableColumn112"/>
              </table:table-columns>
              <table:table-row table:style-name="TableRow113">
                <table:table-cell table:style-name="TableCell114">
                  <text:p text:style-name="P115">79.76</text:p>
                </table:table-cell>
              </table:table-row>
              <table:table-row table:style-name="TableRow116">
                <table:table-cell table:style-name="TableCell117">
                  <text:p text:style-name="TableContents"/>
                </table:table-cell>
              </table:table-row>
              <table:table-row table:style-name="TableRow118">
                <table:table-cell table:style-name="TableCell119">
                  <text:p text:style-name="TableContents"/>
                </table:table-cell>
              </table:table-row>
            </table:table>
            <text:p text:style-name="TableContents"/>
          </table:table-cell>
        </table:table-row>
        <table:table-row table:style-name="TableRow120">
          <table:table-cell table:style-name="TableCell121">
            <table:table table:style-name="Table122">
              <table:table-columns>
                <table:table-column table:style-name="TableColumn123"/>
                <table:table-column table:style-name="TableColumn124"/>
              </table:table-columns>
              <table:table-row table:style-name="TableRow125">
                <table:table-cell table:style-name="TableCell126">
                  <text:p text:style-name="TableContents">N-Class using 16 thesis</text:p>
                  <text:p text:style-name="TableContents">features</text:p>
                </table:table-cell>
                <table:table-cell table:style-name="TableCell127">
                  <table:table table:style-name="Table128">
                    <table:table-columns>
                      <table:table-column table:style-name="TableColumn129"/>
                    </table:table-columns>
                    <table:table-row table:style-name="TableRow130">
                      <table:table-cell table:style-name="TableCell131">
                        <text:p text:style-name="TableContents">Accuracy</text:p>
                      </table:table-cell>
                    </table:table-row>
                    <table:table-row table:style-name="TableRow132">
                      <table:table-cell table:style-name="TableCell133">
                        <text:p text:style-name="TableContents">Precision</text:p>
                      </table:table-cell>
                    </table:table-row>
                    <table:table-row table:style-name="TableRow134">
                      <table:table-cell table:style-name="TableCell135">
                        <text:p text:style-name="TableContents">Recall</text:p>
                      </table:table-cell>
                    </table:table-row>
                  </table:table>
                  <text:p text:style-name="TableContents"/>
                </table:table-cell>
              </table:table-row>
            </table:table>
            <text:p text:style-name="TableContents"/>
          </table:table-cell>
          <table:table-cell table:style-name="TableCell136">
            <table:table table:style-name="Table137">
              <table:table-columns>
                <table:table-column table:style-name="TableColumn138"/>
              </table:table-columns>
              <table:table-row table:style-name="TableRow139">
                <table:table-cell table:style-name="TableCell140">
                  <text:p text:style-name="Standard">98.47</text:p>
                </table:table-cell>
              </table:table-row>
              <table:table-row table:style-name="TableRow141">
                <table:table-cell table:style-name="TableCell142">
                  <text:p text:style-name="Standard">96.57</text:p>
                </table:table-cell>
              </table:table-row>
              <table:table-row table:style-name="TableRow143">
                <table:table-cell table:style-name="TableCell144">
                  <text:p text:style-name="Standard">95.03</text:p>
                </table:table-cell>
              </table:table-row>
            </table:table>
            <text:p text:style-name="TableContents"/>
          </table:table-cell>
          <table:table-cell table:style-name="TableCell145">
            <table:table table:style-name="Table146">
              <table:table-columns>
                <table:table-column table:style-name="TableColumn147"/>
              </table:table-columns>
              <table:table-row table:style-name="TableRow148">
                <table:table-cell table:style-name="TableCell149">
                  <text:p text:style-name="TableContents">20.77</text:p>
                </table:table-cell>
              </table:table-row>
              <table:table-row table:style-name="TableRow150">
                <table:table-cell table:style-name="TableCell151">
                  <text:p text:style-name="TableContents"/>
                </table:table-cell>
              </table:table-row>
              <table:table-row table:style-name="TableRow152">
                <table:table-cell table:style-name="TableCell153">
                  <text:p text:style-name="TableContents"/>
                </table:table-cell>
              </table:table-row>
            </table:table>
            <text:p text:style-name="TableContents"/>
          </table:table-cell>
          <table:table-cell table:style-name="TableCell154">
            <table:table table:style-name="Table155">
              <table:table-columns>
                <table:table-column table:style-name="TableColumn156"/>
              </table:table-columns>
              <table:table-row table:style-name="TableRow157">
                <table:table-cell table:style-name="TableCell158">
                  <text:p text:style-name="TableContents">73.963</text:p>
                </table:table-cell>
              </table:table-row>
              <table:table-row table:style-name="TableRow159">
                <table:table-cell table:style-name="TableCell160">
                  <text:p text:style-name="TableContents"/>
                </table:table-cell>
              </table:table-row>
              <table:table-row table:style-name="TableRow161">
                <table:table-cell table:style-name="TableCell162">
                  <text:p text:style-name="TableContents"/>
                </table:table-cell>
              </table:table-row>
            </table:table>
            <text:p text:style-name="TableContents"/>
          </table:table-cell>
        </table:table-row>
        <table:table-row table:style-name="TableRow163">
          <table:table-cell table:style-name="TableCell164">
            <table:table table:style-name="Table165">
              <table:table-columns>
                <table:table-column table:style-name="TableColumn166"/>
                <table:table-column table:style-name="TableColumn167"/>
              </table:table-columns>
              <table:table-row table:style-name="TableRow168">
                <table:table-cell table:style-name="TableCell169">
                  <text:p text:style-name="TableContents">N-Class using PCA</text:p>
                </table:table-cell>
                <table:table-cell table:style-name="TableCell170">
                  <table:table table:style-name="Table171">
                    <table:table-columns>
                      <table:table-column table:style-name="TableColumn172"/>
                    </table:table-columns>
                    <table:table-row table:style-name="TableRow173">
                      <table:table-cell table:style-name="TableCell174">
                        <text:p text:style-name="TableContents">Accuracy</text:p>
                      </table:table-cell>
                    </table:table-row>
                    <table:table-row table:style-name="TableRow175">
                      <table:table-cell table:style-name="TableCell176">
                        <text:p text:style-name="TableContents">Precision</text:p>
                      </table:table-cell>
                    </table:table-row>
                    <table:table-row table:style-name="TableRow177">
                      <table:table-cell table:style-name="TableCell178">
                        <text:p text:style-name="TableContents">Recall</text:p>
                      </table:table-cell>
                    </table:table-row>
                  </table:table>
                  <text:p text:style-name="TableContents"/>
                </table:table-cell>
              </table:table-row>
            </table:table>
            <text:p text:style-name="TableContents"/>
          </table:table-cell>
          <table:table-cell table:style-name="TableCell179">
            <table:table table:style-name="Table180">
              <table:table-columns>
                <table:table-column table:style-name="TableColumn181"/>
              </table:table-columns>
              <table:table-row table:style-name="TableRow182">
                <table:table-cell table:style-name="TableCell183">
                  <text:p text:style-name="Standard"><text:span text:style-name="T184">99.793</text:span></text:p>
                </table:table-cell>
              </table:table-row>
              <table:table-row table:style-name="TableRow185">
                <table:table-cell table:style-name="TableCell186">
                  <text:p text:style-name="P187">98.96</text:p>
                </table:table-cell>
              </table:table-row>
              <table:table-row table:style-name="TableRow188">
                <table:table-cell table:style-name="TableCell189">
                  <text:p text:style-name="P190">99.44</text:p>
                </table:table-cell>
              </table:table-row>
            </table:table>
            <text:p text:style-name="TableContents"/>
          </table:table-cell>
          <table:table-cell table:style-name="TableCell191">
            <table:table table:style-name="Table192">
              <table:table-columns>
                <table:table-column table:style-name="TableColumn193"/>
              </table:table-columns>
              <table:table-row table:style-name="TableRow194">
                <table:table-cell table:style-name="TableCell195">
                  <text:p text:style-name="TableContents">19.60</text:p>
                </table:table-cell>
              </table:table-row>
              <table:table-row table:style-name="TableRow196">
                <table:table-cell table:style-name="TableCell197">
                  <text:p text:style-name="TableContents"/>
                </table:table-cell>
              </table:table-row>
              <table:table-row table:style-name="TableRow198">
                <table:table-cell table:style-name="TableCell199">
                  <text:p text:style-name="TableContents"/>
                </table:table-cell>
              </table:table-row>
            </table:table>
            <text:p text:style-name="TableContents"/>
          </table:table-cell>
          <table:table-cell table:style-name="TableCell200">
            <table:table table:style-name="Table201">
              <table:table-columns>
                <table:table-column table:style-name="TableColumn202"/>
              </table:table-columns>
              <table:table-row table:style-name="TableRow203">
                <table:table-cell table:style-name="TableCell204">
                  <text:p text:style-name="TableContents">68.403</text:p>
                </table:table-cell>
              </table:table-row>
              <table:table-row table:style-name="TableRow205">
                <table:table-cell table:style-name="TableCell206">
                  <text:p text:style-name="TableContents"/>
                </table:table-cell>
              </table:table-row>
              <table:table-row table:style-name="TableRow207">
                <table:table-cell table:style-name="TableCell208">
                  <text:p text:style-name="TableContents"/>
                </table:table-cell>
              </table:table-row>
            </table:table>
            <text:p text:style-name="TableContents"/>
          </table:table-cell>
        </table:table-row>
      </table:table>
      <text:p text:style-name="Standard"/>
      <text:p text:style-name="Standard"/>
      <text:p text:style-name="Standard"><text:tab/><text:tab/><text:tab/><text:tab/><text:span text:style-name="T209">Fig 4.</text:span><text:span text:style-name="T210"><text:s/>Overall Resul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ListBullet" style:display-name="List Bullet" style:family="paragraph" style:parent-style-name="Normal" style:list-style-name="LFO2">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text:list-style style:name="LFO3">
      <text:list-level-style-bullet text:level="1" text:style-name="WW_CharLFO3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dul Moeed ...</dc:creator>
    <meta:creation-date>2019-12-04T09:52:00Z</meta:creation-date>
    <dc:date>2019-12-23T11:34:00Z</dc:date>
    <meta:template xlink:href="Normal.dotm" xlink:type="simple"/>
    <meta:editing-cycles>27</meta:editing-cycles>
    <meta:editing-duration>PT14340S</meta:editing-duration>
    <meta:document-statistic meta:page-count="2" meta:paragraph-count="4" meta:word-count="340" meta:character-count="2279" meta:row-count="16" meta:non-whitespace-character-count="1943"/>
  </office:meta>
</office:document-meta>
</file>